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d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bjhvjvj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29T19:12:37.661391488</meta:creation-date>
    <dc:date>2023-04-29T19:12:59.137866991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2.2.2$MacOSX_X86_64 LibreOffice_project/02b2acce88a210515b4a5bb2e46cbfb63fe97d56</meta:generator>
  </office:meta>
</office:document-meta>
</file>